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9a319" officeooo:paragraph-rsid="0019a319"/>
    </style:style>
    <style:style style:name="P2" style:family="paragraph" style:parent-style-name="Standard">
      <style:paragraph-properties fo:text-align="center" style:justify-single-word="false"/>
      <style:text-properties style:font-name="Calibri" officeooo:rsid="0019a319" officeooo:paragraph-rsid="0019a319"/>
    </style:style>
    <style:style style:name="P3" style:family="paragraph" style:parent-style-name="Standard">
      <style:paragraph-properties fo:text-align="center" style:justify-single-word="false"/>
      <style:text-properties style:font-name="Calibri" fo:font-weight="bold" officeooo:rsid="0019a319" officeooo:paragraph-rsid="0019a31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weight="bold" officeooo:rsid="0019a319" officeooo:paragraph-rsid="0019a31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weight="normal" officeooo:rsid="0019a319" officeooo:paragraph-rsid="0019a319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alibri" fo:font-weight="normal" officeooo:rsid="0019a319" officeooo:paragraph-rsid="0019a31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rosław Dzikowski 273233<text:tab/><text:tab/><text:tab/><text:tab/><text:tab/><text:tab/><text:tab/>Wrocław, 14.04.16r.</text:p>
      <text:p text:style-name="P2"/>
      <text:p text:style-name="P2"/>
      <text:p text:style-name="P3">Lista 4</text:p>
      <text:p text:style-name="P3"/>
      <text:p text:style-name="P4">Uwagi techniczne: </text:p>
      <text:p text:style-name="P4"><text:span text:style-name="T1"><text:tab/>W przypadku tej listy załączony jest folder "Lista 4" będący projektem Visual Studio. Wewnątrz zawierają się pliki konfiguracyjne Visual Studio, dane paczki Nunit do testów jednostkowych oraz oczywiście pliki źródłowe: Dla zadania nr X znajduje się plik ZadanieX.cs z rozwiązaniem oraz ZadanieXTests.cs z testami w frameworku Nunit.</text:span></text:p>
      <text:p text:style-name="P4"><text:span text:style-name="T1"/></text:p>
      <text:p text:style-name="P4"><text:tab/><text:span text:style-name="T1">Poniżej zostały zamieszczone dopowiedzenia do niektórych zadań. W przypadku pozostałych zadań, kod źródłowy powinien wszystko tłumaczyć.</text:span></text:p>
      <text:p text:style-name="P4"><text:span text:style-name="T1"/></text:p>
      <text:p text:style-name="P4">Zadanie 4</text:p>
      <text:p text:style-name="P5"><text:tab/>W przypadku tego zadania modyfikacja wygląda następująco:</text:p>
      <text:list xml:id="list8254341529483312763" text:style-name="L1">
        <text:list-item>
          <text:p text:style-name="P6">Zostało dodane wypisywanie znaków nowego wiersza ("\r\n") po nawiasie "&gt;" zamykającym tag.</text:p>
        </text:list-item>
        <text:list-item>
          <text:p text:style-name="P6">W celu implementacji wcięć, dodano prywatne pole totalIndentation : int zliczająca sumaryczną liczbę spacji do wcięcia w tagu, w którym aktualnie się znajdujemy (tag ten może być X-tym z kolei dzieckiem w hierarchii tagów, więc jego wcięcie będzie się składało z X bazowych "tabulatorów")</text:p>
        </text:list-item>
        <text:list-item>
          <text:p text:style-name="P6">W metodzie EndTag() zamiast metody AddContent() używamy dodanej przeze mnie metody AddChildContent(), która zakłada, że całe ciało znacznika, który zamykamy jest poprawnie wcięta.</text:p>
        </text:list-item>
        <text:list-item>
          <text:p text:style-name="P6">Metodę AddContent(Content : string) modyfikujemy tak, że oprócz dodania stringu Content do ciała znacznika, dodajemy przedtem odpowiednią tabulację.</text:p>
        </text:list-item>
      </text:list>
      <text:p text:style-name="P5"/>
      <text:p text:style-name="P5">Test jednostkowy polega na sprawdzeniu, czy przykład użycia TagBuilder'a z treści zadania da faktycznie dobrze wciętą hierarchię znacznikó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47S</meta:editing-duration>
    <meta:editing-cycles>4</meta:editing-cycles>
    <meta:generator>LibreOffice/5.0.2.2$Windows_x86 LibreOffice_project/37b43f919e4de5eeaca9b9755ed688758a8251fe</meta:generator>
    <dc:date>2016-04-14T23:43:26.064000000</dc:date>
    <meta:document-statistic meta:table-count="0" meta:image-count="0" meta:object-count="0" meta:page-count="1" meta:paragraph-count="12" meta:word-count="200" meta:character-count="1462" meta:non-whitespace-character-count="1268"/>
    <meta:user-defined meta:name="Info 1"/>
    <meta:user-defined meta:name="Info 2"/>
    <meta:user-defined meta:name="Info 3"/>
    <meta:user-defined meta:name="Info 4"/>
  </office:meta>
</office:document-meta>
</file>